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rdi</text:p>
          </table:table-cell>
          <table:table-cell office:value-type="date" office:date-value="2023-01-03" calcext:value-type="date">
            <text:p>03/01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1-04" calcext:value-type="date">
            <text:p>04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1-05" calcext:value-type="date">
            <text:p>05/01/23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1-10" calcext:value-type="date">
            <text:p>10/01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1-11" calcext:value-type="date">
            <text:p>11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1-12" calcext:value-type="date">
            <text:p>12/01/23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edi</text:p>
          </table:table-cell>
          <table:table-cell office:value-type="date" office:date-value="2023-01-14" calcext:value-type="date">
            <text:p>14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date" office:date-value="2023-01-15" calcext:value-type="date">
            <text:p>15/01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1-17" calcext:value-type="date">
            <text:p>17/01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1-18" calcext:value-type="date">
            <text:p>18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1-19" calcext:value-type="date">
            <text:p>19/01/23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edi</text:p>
          </table:table-cell>
          <table:table-cell office:value-type="date" office:date-value="2023-01-21" calcext:value-type="date">
            <text:p>21/01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date" office:date-value="2023-01-22" calcext:value-type="date">
            <text:p>22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1-24" calcext:value-type="date">
            <text:p>24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endredi</text:p>
          </table:table-cell>
          <table:table-cell office:value-type="date" office:date-value="2023-01-27" calcext:value-type="date">
            <text:p>27/01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date" office:date-value="2023-01-28" calcext:value-type="date">
            <text:p>28/01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date" office:date-value="2023-01-29" calcext:value-type="date">
            <text:p>29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ndi</text:p>
          </table:table-cell>
          <table:table-cell office:value-type="date" office:date-value="2023-01-30" calcext:value-type="date">
            <text:p>30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1-31" calcext:value-type="date">
            <text:p>31/01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2-01" calcext:value-type="date">
            <text:p>01/02/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2-02" calcext:value-type="date">
            <text:p>02/02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cance</text:p>
          </table:table-cell>
          <table:table-cell table:style-name="Default" office:value-type="string" calcext:value-type="string">
            <text:p>04/02 – 19/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ndi</text:p>
          </table:table-cell>
          <table:table-cell office:value-type="date" office:date-value="2023-02-20" calcext:value-type="date">
            <text:p>20/02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2-21" calcext:value-type="date">
            <text:p>21/02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2-22" calcext:value-type="date">
            <text:p>22/02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2-23" calcext:value-type="date">
            <text:p>23/02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date" office:date-value="2023-02-24" calcext:value-type="date">
            <text:p>24/02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date" office:date-value="2023-02-25" calcext:value-type="date">
            <text:p>25/02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date" office:date-value="2023-02-26" calcext:value-type="date">
            <text:p>26/02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date" office:date-value="2023-02-27" calcext:value-type="date">
            <text:p>27/02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2-28" calcext:value-type="date">
            <text:p>28/02/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3-01" calcext:value-type="date">
            <text:p>01/03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3-02" calcext:value-type="date">
            <text:p>02/03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date" office:date-value="2023-03-03" calcext:value-type="date">
            <text:p>03/03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date" office:date-value="2023-03-04" calcext:value-type="date">
            <text:p>04/03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date" office:date-value="2023-03-05" calcext:value-type="date">
            <text:p>05/03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 :</text:p>
          </table:table-cell>
          <table:table-cell table:style-name="Default"/>
          <table:table-cell table:formula="of:=SUM([.C1:.C47])" office:value-type="float" office:value="105.25" calcext:value-type="float">
            <text:p>105,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5T11:41:46.439000000</meta:creation-date>
    <dc:date>2023-03-05T11:53:18.414000000</dc:date>
    <meta:editing-duration>PT51S</meta:editing-duration>
    <meta:editing-cycles>1</meta:editing-cycles>
    <meta:document-statistic meta:table-count="1" meta:cell-count="146" meta:object-count="0"/>
    <meta:generator>LibreOffice/7.3.5.2$Windows_X86_64 LibreOffice_project/184fe81b8c8c30d8b5082578aee2fed2ea847c01</meta:generator>
  </office:meta>
</office:document-meta>
</file>